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4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campo_5f_mag_5f_trilha_5f_L_5f_24MHz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mpo_mag_trilha_L_24MHz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float" office:value="-68.5" calcext:value-type="float">
            <text:p>-68.5</text:p>
          </table:table-cell>
          <table:table-cell table:style-name="ce1" office:value-type="float" office:value="-59.6" calcext:value-type="float">
            <text:p>-59.6</text:p>
          </table:table-cell>
          <table:table-cell table:style-name="ce1" office:value-type="float" office:value="-57.4" calcext:value-type="float">
            <text:p>-57.4</text:p>
          </table:table-cell>
          <table:table-cell table:style-name="ce1" office:value-type="float" office:value="-54.2" calcext:value-type="float">
            <text:p>-54.2</text:p>
          </table:table-cell>
          <table:table-cell table:style-name="ce1" office:value-type="float" office:value="-51.3" calcext:value-type="float">
            <text:p>-51.3</text:p>
          </table:table-cell>
          <table:table-cell table:style-name="ce1" office:value-type="float" office:value="-49.1" calcext:value-type="float">
            <text:p>-49.1</text:p>
          </table:table-cell>
          <table:table-cell table:style-name="ce1" office:value-type="float" office:value="-47.9" calcext:value-type="float">
            <text:p>-47.9</text:p>
          </table:table-cell>
          <table:table-cell table:style-name="ce1" office:value-type="float" office:value="-46.5" calcext:value-type="float">
            <text:p>-46.5</text:p>
          </table:table-cell>
          <table:table-cell table:style-name="ce1" office:value-type="float" office:value="-45.8" calcext:value-type="float">
            <text:p>-45.8</text:p>
          </table:table-cell>
          <table:table-cell table:style-name="ce1" office:value-type="float" office:value="-45.5" calcext:value-type="float">
            <text:p>-45.5</text:p>
          </table:table-cell>
          <table:table-cell table:style-name="ce1" office:value-type="float" office:value="-46.7" calcext:value-type="float">
            <text:p>-46.7</text:p>
          </table:table-cell>
          <table:table-cell table:style-name="ce1" office:value-type="float" office:value="-49.2" calcext:value-type="float">
            <text:p>-49.2</text:p>
          </table:table-cell>
          <table:table-cell table:style-name="ce1" office:value-type="float" office:value="-52.5" calcext:value-type="float">
            <text:p>-52.5</text:p>
          </table:table-cell>
          <table:table-cell table:number-columns-repeated="1011"/>
        </table:table-row>
        <table:table-row table:style-name="ro1">
          <table:table-cell table:style-name="ce1" office:value-type="float" office:value="-51.7" calcext:value-type="float">
            <text:p>-51.7</text:p>
          </table:table-cell>
          <table:table-cell table:style-name="ce1" office:value-type="float" office:value="-48.4" calcext:value-type="float">
            <text:p>-48.4</text:p>
          </table:table-cell>
          <table:table-cell table:style-name="ce1" office:value-type="float" office:value="-44.9" calcext:value-type="float">
            <text:p>-44.9</text:p>
          </table:table-cell>
          <table:table-cell table:style-name="ce1" office:value-type="float" office:value="-42.2" calcext:value-type="float">
            <text:p>-42.2</text:p>
          </table:table-cell>
          <table:table-cell table:style-name="ce1" office:value-type="float" office:value="-41.4" calcext:value-type="float">
            <text:p>-41.4</text:p>
          </table:table-cell>
          <table:table-cell table:style-name="ce1" office:value-type="float" office:value="-41.3" calcext:value-type="float">
            <text:p>-41.3</text:p>
          </table:table-cell>
          <table:table-cell table:style-name="ce1" office:value-type="float" office:value="-41.2" calcext:value-type="float">
            <text:p>-41.2</text:p>
          </table:table-cell>
          <table:table-cell table:style-name="ce1" office:value-type="float" office:value="-41.1" calcext:value-type="float">
            <text:p>-41.1</text:p>
          </table:table-cell>
          <table:table-cell table:style-name="ce1" office:value-type="float" office:value="-40.7" calcext:value-type="float">
            <text:p>-40.7</text:p>
          </table:table-cell>
          <table:table-cell table:style-name="ce1" office:value-type="float" office:value="-41.6" calcext:value-type="float">
            <text:p>-41.6</text:p>
          </table:table-cell>
          <table:table-cell table:style-name="ce1" office:value-type="float" office:value="-45.3" calcext:value-type="float">
            <text:p>-45.3</text:p>
          </table:table-cell>
          <table:table-cell table:style-name="ce1" office:value-type="float" office:value="-46.9" calcext:value-type="float">
            <text:p>-46.9</text:p>
          </table:table-cell>
          <table:table-cell table:style-name="ce1" office:value-type="float" office:value="-51.1" calcext:value-type="float">
            <text:p>-51.1</text:p>
          </table:table-cell>
          <table:table-cell table:number-columns-repeated="1011"/>
        </table:table-row>
        <table:table-row table:style-name="ro1">
          <table:table-cell table:style-name="ce1" office:value-type="float" office:value="-48.9" calcext:value-type="float">
            <text:p>-48.9</text:p>
          </table:table-cell>
          <table:table-cell table:style-name="ce1" office:value-type="float" office:value="-45.9" calcext:value-type="float">
            <text:p>-45.9</text:p>
          </table:table-cell>
          <table:table-cell table:style-name="ce1" office:value-type="float" office:value="-41.1" calcext:value-type="float">
            <text:p>-41.1</text:p>
          </table:table-cell>
          <table:table-cell table:style-name="ce1" office:value-type="float" office:value="-39.9" calcext:value-type="float">
            <text:p>-39.9</text:p>
          </table:table-cell>
          <table:table-cell table:style-name="ce1" office:value-type="float" office:value="-39.5" calcext:value-type="float">
            <text:p>-39.5</text:p>
          </table:table-cell>
          <table:table-cell table:style-name="ce1" office:value-type="float" office:value="-38.8" calcext:value-type="float">
            <text:p>-38.8</text:p>
          </table:table-cell>
          <table:table-cell table:style-name="ce1" office:value-type="float" office:value="-37.6" calcext:value-type="float">
            <text:p>-37.6</text:p>
          </table:table-cell>
          <table:table-cell table:style-name="ce1" office:value-type="float" office:value="-37.2" calcext:value-type="float">
            <text:p>-37.2</text:p>
          </table:table-cell>
          <table:table-cell table:style-name="ce1" office:value-type="float" office:value="-37.1" calcext:value-type="float">
            <text:p>-37.1</text:p>
          </table:table-cell>
          <table:table-cell table:style-name="ce1" office:value-type="float" office:value="-36.7" calcext:value-type="float">
            <text:p>-36.7</text:p>
          </table:table-cell>
          <table:table-cell table:style-name="ce1" office:value-type="float" office:value="-38.6" calcext:value-type="float">
            <text:p>-38.6</text:p>
          </table:table-cell>
          <table:table-cell table:style-name="ce1" office:value-type="float" office:value="-44.5" calcext:value-type="float">
            <text:p>-44.5</text:p>
          </table:table-cell>
          <table:table-cell table:style-name="ce1" office:value-type="float" office:value="-50.8" calcext:value-type="float">
            <text:p>-50.8</text:p>
          </table:table-cell>
          <table:table-cell table:number-columns-repeated="1011"/>
        </table:table-row>
        <table:table-row table:style-name="ro1">
          <table:table-cell table:style-name="ce1" office:value-type="float" office:value="-49.9" calcext:value-type="float">
            <text:p>-49.9</text:p>
          </table:table-cell>
          <table:table-cell table:style-name="ce1" office:value-type="float" office:value="-49.1" calcext:value-type="float">
            <text:p>-49.1</text:p>
          </table:table-cell>
          <table:table-cell table:style-name="ce1" office:value-type="float" office:value="-48.6" calcext:value-type="float">
            <text:p>-48.6</text:p>
          </table:table-cell>
          <table:table-cell table:style-name="ce1" office:value-type="float" office:value="-51.8" calcext:value-type="float">
            <text:p>-51.8</text:p>
          </table:table-cell>
          <table:table-cell table:style-name="ce1" office:value-type="float" office:value="-53.6" calcext:value-type="float">
            <text:p>-53.6</text:p>
          </table:table-cell>
          <table:table-cell table:style-name="ce1" office:value-type="float" office:value="-54.5" calcext:value-type="float">
            <text:p>-54.5</text:p>
          </table:table-cell>
          <table:table-cell table:style-name="ce1" office:value-type="float" office:value="-57.7" calcext:value-type="float">
            <text:p>-57.7</text:p>
          </table:table-cell>
          <table:table-cell table:style-name="ce1" office:value-type="float" office:value="-56.8" calcext:value-type="float">
            <text:p>-56.8</text:p>
          </table:table-cell>
          <table:table-cell table:style-name="ce1" office:value-type="float" office:value="-60.9" calcext:value-type="float">
            <text:p>-60.9</text:p>
          </table:table-cell>
          <table:table-cell table:style-name="ce1" office:value-type="float" office:value="-59.1" calcext:value-type="float">
            <text:p>-59.1</text:p>
          </table:table-cell>
          <table:table-cell table:style-name="ce1" office:value-type="float" office:value="-44.1" calcext:value-type="float">
            <text:p>-44.1</text:p>
          </table:table-cell>
          <table:table-cell table:style-name="ce1" office:value-type="float" office:value="-40.7" calcext:value-type="float">
            <text:p>-40.7</text:p>
          </table:table-cell>
          <table:table-cell table:style-name="ce1" office:value-type="float" office:value="-46.4" calcext:value-type="float">
            <text:p>-46.4</text:p>
          </table:table-cell>
          <table:table-cell table:number-columns-repeated="1011"/>
        </table:table-row>
        <table:table-row table:style-name="ro1">
          <table:table-cell table:style-name="ce1" office:value-type="float" office:value="-52.1" calcext:value-type="float">
            <text:p>-52.1</text:p>
          </table:table-cell>
          <table:table-cell table:style-name="ce1" office:value-type="float" office:value="-51.6" calcext:value-type="float">
            <text:p>-51.6</text:p>
          </table:table-cell>
          <table:table-cell table:style-name="ce1" office:value-type="float" office:value="-51.3" calcext:value-type="float">
            <text:p>-51.3</text:p>
          </table:table-cell>
          <table:table-cell table:style-name="ce1" office:value-type="float" office:value="-59.6" calcext:value-type="float">
            <text:p>-59.6</text:p>
          </table:table-cell>
          <table:table-cell table:style-name="ce1" office:value-type="float" office:value="-50.7" calcext:value-type="float">
            <text:p>-50.7</text:p>
          </table:table-cell>
          <table:table-cell table:style-name="ce1" office:value-type="float" office:value="-50.4" calcext:value-type="float">
            <text:p>-50.4</text:p>
          </table:table-cell>
          <table:table-cell table:style-name="ce1" office:value-type="float" office:value="-52.8" calcext:value-type="float">
            <text:p>-52.8</text:p>
          </table:table-cell>
          <table:table-cell table:style-name="ce1" office:value-type="float" office:value="-53.6" calcext:value-type="float">
            <text:p>-53.6</text:p>
          </table:table-cell>
          <table:table-cell table:style-name="ce1" office:value-type="float" office:value="-47.8" calcext:value-type="float">
            <text:p>-47.8</text:p>
          </table:table-cell>
          <table:table-cell table:style-name="ce1" office:value-type="float" office:value="-46.3" calcext:value-type="float">
            <text:p>-46.3</text:p>
          </table:table-cell>
          <table:table-cell table:style-name="ce1" office:value-type="float" office:value="-41.9" calcext:value-type="float">
            <text:p>-41.9</text:p>
          </table:table-cell>
          <table:table-cell table:style-name="ce1" office:value-type="float" office:value="-41.2" calcext:value-type="float">
            <text:p>-41.2</text:p>
          </table:table-cell>
          <table:table-cell table:style-name="ce1" office:value-type="float" office:value="-47.8" calcext:value-type="float">
            <text:p>-47.8</text:p>
          </table:table-cell>
          <table:table-cell table:number-columns-repeated="1011"/>
        </table:table-row>
        <table:table-row table:style-name="ro1">
          <table:table-cell table:style-name="ce1" office:value-type="float" office:value="-54.1" calcext:value-type="float">
            <text:p>-54.1</text:p>
          </table:table-cell>
          <table:table-cell table:style-name="ce1" office:value-type="float" office:value="-52.3" calcext:value-type="float">
            <text:p>-52.3</text:p>
          </table:table-cell>
          <table:table-cell table:style-name="ce1" office:value-type="float" office:value="-51.2" calcext:value-type="float">
            <text:p>-51.2</text:p>
          </table:table-cell>
          <table:table-cell table:style-name="ce1" office:value-type="float" office:value="-50.7" calcext:value-type="float">
            <text:p>-50.7</text:p>
          </table:table-cell>
          <table:table-cell table:style-name="ce1" office:value-type="float" office:value="-49.8" calcext:value-type="float">
            <text:p>-49.8</text:p>
          </table:table-cell>
          <table:table-cell table:style-name="ce1" office:value-type="float" office:value="-49.5" calcext:value-type="float">
            <text:p>-49.5</text:p>
          </table:table-cell>
          <table:table-cell table:style-name="ce1" office:value-type="float" office:value="-49.2" calcext:value-type="float">
            <text:p>-49.2</text:p>
          </table:table-cell>
          <table:table-cell table:style-name="ce1" office:value-type="float" office:value="-49.1" calcext:value-type="float">
            <text:p>-49.1</text:p>
          </table:table-cell>
          <table:table-cell table:style-name="ce1" office:value-type="float" office:value="-50.1" calcext:value-type="float">
            <text:p>-50.1</text:p>
          </table:table-cell>
          <table:table-cell table:style-name="ce1" office:value-type="float" office:value="-44.9" calcext:value-type="float">
            <text:p>-44.9</text:p>
          </table:table-cell>
          <table:table-cell table:style-name="ce1" office:value-type="float" office:value="-40.3" calcext:value-type="float">
            <text:p>-40.3</text:p>
          </table:table-cell>
          <table:table-cell table:style-name="ce1" office:value-type="float" office:value="-38.5" calcext:value-type="float">
            <text:p>-38.5</text:p>
          </table:table-cell>
          <table:table-cell table:style-name="ce1" office:value-type="float" office:value="-44.5" calcext:value-type="float">
            <text:p>-44.5</text:p>
          </table:table-cell>
          <table:table-cell table:number-columns-repeated="1011"/>
        </table:table-row>
        <table:table-row table:style-name="ro1">
          <table:table-cell table:style-name="ce1" office:value-type="float" office:value="-56.6" calcext:value-type="float">
            <text:p>-56.6</text:p>
          </table:table-cell>
          <table:table-cell table:style-name="ce1" office:value-type="float" office:value="-53.7" calcext:value-type="float">
            <text:p>-53.7</text:p>
          </table:table-cell>
          <table:table-cell table:style-name="ce1" office:value-type="float" office:value="-50.8" calcext:value-type="float">
            <text:p>-50.8</text:p>
          </table:table-cell>
          <table:table-cell table:style-name="ce1" office:value-type="float" office:value="-49.5" calcext:value-type="float">
            <text:p>-49.5</text:p>
          </table:table-cell>
          <table:table-cell table:style-name="ce1" office:value-type="float" office:value="-49.1" calcext:value-type="float">
            <text:p>-49.1</text:p>
          </table:table-cell>
          <table:table-cell table:style-name="ce1" office:value-type="float" office:value="-48.7" calcext:value-type="float">
            <text:p>-48.7</text:p>
          </table:table-cell>
          <table:table-cell table:style-name="ce1" office:value-type="float" office:value="-48.2" calcext:value-type="float">
            <text:p>-48.2</text:p>
          </table:table-cell>
          <table:table-cell table:style-name="ce1" office:value-type="float" office:value="-47.1" calcext:value-type="float">
            <text:p>-47.1</text:p>
          </table:table-cell>
          <table:table-cell table:style-name="ce1" office:value-type="float" office:value="-46" calcext:value-type="float">
            <text:p>-46</text:p>
          </table:table-cell>
          <table:table-cell table:style-name="ce1" office:value-type="float" office:value="-45.7" calcext:value-type="float">
            <text:p>-45.7</text:p>
          </table:table-cell>
          <table:table-cell table:style-name="ce1" office:value-type="float" office:value="-40.8" calcext:value-type="float">
            <text:p>-40.8</text:p>
          </table:table-cell>
          <table:table-cell table:style-name="ce1" office:value-type="float" office:value="-37.1" calcext:value-type="float">
            <text:p>-37.1</text:p>
          </table:table-cell>
          <table:table-cell table:style-name="ce1" office:value-type="float" office:value="-42.4" calcext:value-type="float">
            <text:p>-42.4</text:p>
          </table:table-cell>
          <table:table-cell table:number-columns-repeated="1011"/>
        </table:table-row>
        <table:table-row table:style-name="ro1">
          <table:table-cell table:style-name="ce1" office:value-type="float" office:value="-57.5" calcext:value-type="float">
            <text:p>-57.5</text:p>
          </table:table-cell>
          <table:table-cell table:style-name="ce1" office:value-type="float" office:value="-56.5" calcext:value-type="float">
            <text:p>-56.5</text:p>
          </table:table-cell>
          <table:table-cell table:style-name="ce1" office:value-type="float" office:value="-55.3" calcext:value-type="float">
            <text:p>-55.3</text:p>
          </table:table-cell>
          <table:table-cell table:style-name="ce1" office:value-type="float" office:value="-53.8" calcext:value-type="float">
            <text:p>-53.8</text:p>
          </table:table-cell>
          <table:table-cell table:style-name="ce1" office:value-type="float" office:value="-52.8" calcext:value-type="float">
            <text:p>-52.8</text:p>
          </table:table-cell>
          <table:table-cell table:style-name="ce1" office:value-type="float" office:value="-52.1" calcext:value-type="float">
            <text:p>-52.1</text:p>
          </table:table-cell>
          <table:table-cell table:style-name="ce1" office:value-type="float" office:value="-52.8" calcext:value-type="float">
            <text:p>-52.8</text:p>
          </table:table-cell>
          <table:table-cell table:style-name="ce1" office:value-type="float" office:value="-50.9" calcext:value-type="float">
            <text:p>-50.9</text:p>
          </table:table-cell>
          <table:table-cell table:style-name="ce1" office:value-type="float" office:value="-50.6" calcext:value-type="float">
            <text:p>-50.6</text:p>
          </table:table-cell>
          <table:table-cell table:style-name="ce1" office:value-type="float" office:value="-47.6" calcext:value-type="float">
            <text:p>-47.6</text:p>
          </table:table-cell>
          <table:table-cell table:style-name="ce1" office:value-type="float" office:value="-41.9" calcext:value-type="float">
            <text:p>-41.9</text:p>
          </table:table-cell>
          <table:table-cell table:style-name="ce1" office:value-type="float" office:value="-37.6" calcext:value-type="float">
            <text:p>-37.6</text:p>
          </table:table-cell>
          <table:table-cell table:style-name="ce1" office:value-type="float" office:value="-44.8" calcext:value-type="float">
            <text:p>-44.8</text:p>
          </table:table-cell>
          <table:table-cell table:number-columns-repeated="1011"/>
        </table:table-row>
        <table:table-row table:style-name="ro1">
          <table:table-cell table:style-name="ce1" office:value-type="float" office:value="-58.9" calcext:value-type="float">
            <text:p>-58.9</text:p>
          </table:table-cell>
          <table:table-cell table:style-name="ce1" office:value-type="float" office:value="-58.4" calcext:value-type="float">
            <text:p>-58.4</text:p>
          </table:table-cell>
          <table:table-cell table:style-name="ce1" office:value-type="float" office:value="-57.3" calcext:value-type="float">
            <text:p>-57.3</text:p>
          </table:table-cell>
          <table:table-cell table:style-name="ce1" office:value-type="float" office:value="-55.2" calcext:value-type="float">
            <text:p>-55.2</text:p>
          </table:table-cell>
          <table:table-cell table:style-name="ce1" office:value-type="float" office:value="-53.8" calcext:value-type="float">
            <text:p>-53.8</text:p>
          </table:table-cell>
          <table:table-cell table:style-name="ce1" office:value-type="float" office:value="-53" calcext:value-type="float">
            <text:p>-53</text:p>
          </table:table-cell>
          <table:table-cell table:style-name="ce1" office:value-type="float" office:value="-51.8" calcext:value-type="float">
            <text:p>-51.8</text:p>
          </table:table-cell>
          <table:table-cell table:style-name="ce1" office:value-type="float" office:value="-50.3" calcext:value-type="float">
            <text:p>-50.3</text:p>
          </table:table-cell>
          <table:table-cell table:style-name="ce1" office:value-type="float" office:value="-50.4" calcext:value-type="float">
            <text:p>-50.4</text:p>
          </table:table-cell>
          <table:table-cell table:style-name="ce1" office:value-type="float" office:value="-48.7" calcext:value-type="float">
            <text:p>-48.7</text:p>
          </table:table-cell>
          <table:table-cell table:style-name="ce1" office:value-type="float" office:value="-42.5" calcext:value-type="float">
            <text:p>-42.5</text:p>
          </table:table-cell>
          <table:table-cell table:style-name="ce1" office:value-type="float" office:value="-36.1" calcext:value-type="float">
            <text:p>-36.1</text:p>
          </table:table-cell>
          <table:table-cell table:style-name="ce1" office:value-type="float" office:value="-42.5" calcext:value-type="float">
            <text:p>-42.5</text:p>
          </table:table-cell>
          <table:table-cell table:number-columns-repeated="1011"/>
        </table:table-row>
        <table:table-row table:style-name="ro1">
          <table:table-cell table:style-name="ce1" office:value-type="float" office:value="-60.3" calcext:value-type="float">
            <text:p>-60.3</text:p>
          </table:table-cell>
          <table:table-cell table:style-name="ce1" office:value-type="float" office:value="-59.9" calcext:value-type="float">
            <text:p>-59.9</text:p>
          </table:table-cell>
          <table:table-cell table:style-name="ce1" office:value-type="float" office:value="-59.1" calcext:value-type="float">
            <text:p>-59.1</text:p>
          </table:table-cell>
          <table:table-cell table:style-name="ce1" office:value-type="float" office:value="-58.1" calcext:value-type="float">
            <text:p>-58.1</text:p>
          </table:table-cell>
          <table:table-cell table:style-name="ce1" office:value-type="float" office:value="-57.1" calcext:value-type="float">
            <text:p>-57.1</text:p>
          </table:table-cell>
          <table:table-cell table:style-name="ce1" office:value-type="float" office:value="-55.8" calcext:value-type="float">
            <text:p>-55.8</text:p>
          </table:table-cell>
          <table:table-cell table:style-name="ce1" office:value-type="float" office:value="-54.3" calcext:value-type="float">
            <text:p>-54.3</text:p>
          </table:table-cell>
          <table:table-cell table:style-name="ce1" office:value-type="float" office:value="-53.1" calcext:value-type="float">
            <text:p>-53.1</text:p>
          </table:table-cell>
          <table:table-cell table:style-name="ce1" office:value-type="float" office:value="-52.3" calcext:value-type="float">
            <text:p>-52.3</text:p>
          </table:table-cell>
          <table:table-cell table:style-name="ce1" office:value-type="float" office:value="-45.3" calcext:value-type="float">
            <text:p>-45.3</text:p>
          </table:table-cell>
          <table:table-cell table:style-name="ce1" office:value-type="float" office:value="-39.7" calcext:value-type="float">
            <text:p>-39.7</text:p>
          </table:table-cell>
          <table:table-cell table:style-name="ce1" office:value-type="float" office:value="-37.2" calcext:value-type="float">
            <text:p>-37.2</text:p>
          </table:table-cell>
          <table:table-cell table:style-name="ce1" office:value-type="float" office:value="-46.7" calcext:value-type="float">
            <text:p>-46.7</text:p>
          </table:table-cell>
          <table:table-cell table:number-columns-repeated="1011"/>
        </table:table-row>
        <table:table-row table:style-name="ro1">
          <table:table-cell table:style-name="ce1" office:value-type="float" office:value="-56.5" calcext:value-type="float">
            <text:p>-56.5</text:p>
          </table:table-cell>
          <table:table-cell table:style-name="ce1" office:value-type="float" office:value="-56.4" calcext:value-type="float">
            <text:p>-56.4</text:p>
          </table:table-cell>
          <table:table-cell table:style-name="ce1" office:value-type="float" office:value="-55.6" calcext:value-type="float">
            <text:p>-55.6</text:p>
          </table:table-cell>
          <table:table-cell table:style-name="ce1" office:value-type="float" office:value="-54.1" calcext:value-type="float">
            <text:p>-54.1</text:p>
          </table:table-cell>
          <table:table-cell table:style-name="ce1" office:value-type="float" office:value="-52.4" calcext:value-type="float">
            <text:p>-52.4</text:p>
          </table:table-cell>
          <table:table-cell table:style-name="ce1" office:value-type="float" office:value="-50.2" calcext:value-type="float">
            <text:p>-50.2</text:p>
          </table:table-cell>
          <table:table-cell table:style-name="ce1" office:value-type="float" office:value="-48.5" calcext:value-type="float">
            <text:p>-48.5</text:p>
          </table:table-cell>
          <table:table-cell table:style-name="ce1" office:value-type="float" office:value="-46.7" calcext:value-type="float">
            <text:p>-46.7</text:p>
          </table:table-cell>
          <table:table-cell table:style-name="ce1" office:value-type="float" office:value="-45.1" calcext:value-type="float">
            <text:p>-45.1</text:p>
          </table:table-cell>
          <table:table-cell table:style-name="ce1" office:value-type="float" office:value="-45.5" calcext:value-type="float">
            <text:p>-45.5</text:p>
          </table:table-cell>
          <table:table-cell table:style-name="ce1" office:value-type="float" office:value="-40.3" calcext:value-type="float">
            <text:p>-40.3</text:p>
          </table:table-cell>
          <table:table-cell table:style-name="ce1" office:value-type="float" office:value="-36.2" calcext:value-type="float">
            <text:p>-36.2</text:p>
          </table:table-cell>
          <table:table-cell table:style-name="ce1" office:value-type="float" office:value="-49.8" calcext:value-type="float">
            <text:p>-49.8</text:p>
          </table:table-cell>
          <table:table-cell table:number-columns-repeated="1011"/>
        </table:table-row>
        <table:table-row table:style-name="ro1">
          <table:table-cell table:style-name="ce1" office:value-type="float" office:value="-58.4" calcext:value-type="float">
            <text:p>-58.4</text:p>
          </table:table-cell>
          <table:table-cell table:style-name="ce1" office:value-type="float" office:value="-57.1" calcext:value-type="float">
            <text:p>-57.1</text:p>
          </table:table-cell>
          <table:table-cell table:style-name="ce1" office:value-type="float" office:value="-56.2" calcext:value-type="float">
            <text:p>-56.2</text:p>
          </table:table-cell>
          <table:table-cell table:style-name="ce1" office:value-type="float" office:value="-54.5" calcext:value-type="float">
            <text:p>-54.5</text:p>
          </table:table-cell>
          <table:table-cell table:style-name="ce1" office:value-type="float" office:value="-53.4" calcext:value-type="float">
            <text:p>-53.4</text:p>
          </table:table-cell>
          <table:table-cell table:style-name="ce1" office:value-type="float" office:value="-51.3" calcext:value-type="float">
            <text:p>-51.3</text:p>
          </table:table-cell>
          <table:table-cell table:style-name="ce1" office:value-type="float" office:value="-49.4" calcext:value-type="float">
            <text:p>-49.4</text:p>
          </table:table-cell>
          <table:table-cell table:style-name="ce1" office:value-type="float" office:value="-48.1" calcext:value-type="float">
            <text:p>-48.1</text:p>
          </table:table-cell>
          <table:table-cell table:style-name="ce1" office:value-type="float" office:value="-46.4" calcext:value-type="float">
            <text:p>-46.4</text:p>
          </table:table-cell>
          <table:table-cell table:style-name="ce1" office:value-type="float" office:value="-45.3" calcext:value-type="float">
            <text:p>-45.3</text:p>
          </table:table-cell>
          <table:table-cell table:style-name="ce1" office:value-type="float" office:value="-44.2" calcext:value-type="float">
            <text:p>-44.2</text:p>
          </table:table-cell>
          <table:table-cell table:style-name="ce1" office:value-type="float" office:value="-44.8" calcext:value-type="float">
            <text:p>-44.8</text:p>
          </table:table-cell>
          <table:table-cell table:style-name="ce1" office:value-type="float" office:value="-48.6" calcext:value-type="float">
            <text:p>-48.6</text:p>
          </table:table-cell>
          <table:table-cell table:number-columns-repeated="1011"/>
        </table:table-row>
        <table:table-row table:style-name="ro1">
          <table:table-cell table:style-name="ce1" office:value-type="float" office:value="-61.1" calcext:value-type="float">
            <text:p>-61.1</text:p>
          </table:table-cell>
          <table:table-cell table:style-name="ce1" office:value-type="float" office:value="-60.4" calcext:value-type="float">
            <text:p>-60.4</text:p>
          </table:table-cell>
          <table:table-cell table:style-name="ce1" office:value-type="float" office:value="-59.9" calcext:value-type="float">
            <text:p>-59.9</text:p>
          </table:table-cell>
          <table:table-cell table:style-name="ce1" office:value-type="float" office:value="-59.2" calcext:value-type="float">
            <text:p>-59.2</text:p>
          </table:table-cell>
          <table:table-cell table:style-name="ce1" office:value-type="float" office:value="-58.3" calcext:value-type="float">
            <text:p>-58.3</text:p>
          </table:table-cell>
          <table:table-cell table:style-name="ce1" office:value-type="float" office:value="-56.9" calcext:value-type="float">
            <text:p>-56.9</text:p>
          </table:table-cell>
          <table:table-cell table:style-name="ce1" office:value-type="float" office:value="-55.2" calcext:value-type="float">
            <text:p>-55.2</text:p>
          </table:table-cell>
          <table:table-cell table:style-name="ce1" office:value-type="float" office:value="-53.2" calcext:value-type="float">
            <text:p>-53.2</text:p>
          </table:table-cell>
          <table:table-cell table:style-name="ce1" office:value-type="float" office:value="-50.5" calcext:value-type="float">
            <text:p>-50.5</text:p>
          </table:table-cell>
          <table:table-cell table:style-name="ce1" office:value-type="float" office:value="-47.1" calcext:value-type="float">
            <text:p>-47.1</text:p>
          </table:table-cell>
          <table:table-cell table:style-name="ce1" office:value-type="float" office:value="-46.5" calcext:value-type="float">
            <text:p>-46.5</text:p>
          </table:table-cell>
          <table:table-cell table:style-name="ce1" office:value-type="float" office:value="-46.2" calcext:value-type="float">
            <text:p>-46.2</text:p>
          </table:table-cell>
          <table:table-cell table:style-name="ce1" office:value-type="float" office:value="-45.1" calcext:value-type="float">
            <text:p>-45.1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mpo_5f_mag_5f_trilha_5f_L_5f_24MHz" style:display-name="PageStyle_campo_mag_trilha_L_24MH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9T15:52:28.654986851</dc:date>
    <meta:editing-duration>PT55S</meta:editing-duration>
    <meta:editing-cycles>1</meta:editing-cycles>
    <meta:document-statistic meta:table-count="1" meta:cell-count="169" meta:object-count="0"/>
    <meta:generator>LibreOffice/5.2.7.2$Linux_X86_64 LibreOffice_project/20m0$Build-2</meta:generator>
  </office:meta>
</office:document-meta>
</file>